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Pictures/10000201000003B6000002BC942EC63E.png" manifest:media-type="image/png"/>
  <manifest:file-entry manifest:full-path="Pictures/10000201000003B60000022643A8BB21.png" manifest:media-type="image/png"/>
  <manifest:file-entry manifest:full-path="Pictures/10000201000003B6000002BCBC5ABF9A.png" manifest:media-type="image/png"/>
  <manifest:file-entry manifest:full-path="Pictures/10000201000003B6000001F4A4FF56FA.png" manifest:media-type="image/png"/>
  <manifest:file-entry manifest:full-path="Pictures/10000201000003B60000022688FFE7EA.png" manifest:media-type="image/png"/>
  <manifest:file-entry manifest:full-path="Pictures/10000201000003B60000022633276D43.png" manifest:media-type="image/png"/>
  <manifest:file-entry manifest:full-path="Pictures/10000201000003B6000001F4641CB1A7.png" manifest:media-type="image/png"/>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color="#ffffff"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standard">
      <style:graphic-properties draw:stroke="none" svg:stroke-width="0cm" draw:fill="none" draw:textarea-vertical-align="top" draw:auto-grow-height="true" draw:fit-to-size="false" fo:min-height="2.57cm" fo:min-width="8.447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true" draw:fit-to-size="false" fo:min-height="1.016cm" fo:min-width="7.997cm" fo:padding-top="0.189cm" fo:padding-bottom="0.13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1.016cm" fo:min-width="3.861cm" fo:padding-top="0.189cm" fo:padding-bottom="0.13cm" fo:padding-left="0.25cm" fo:padding-right="0.25cm" fo:wrap-option="no-wrap"/>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stroke="dash" draw:stroke-dash="Dashed_20__28_var_29_" draw:fill="none" draw:textarea-vertical-align="middle"/>
    </style:style>
    <style:style style:name="gr11" style:family="graphic" style:parent-style-name="standard">
      <style:graphic-properties draw:stroke="none" draw:stroke-dash="Dashed_20__28_var_29_" svg:stroke-color="#000000" draw:fill="none" draw:fill-color="#ffffff" draw:textarea-horizontal-align="left" draw:auto-grow-height="true" draw:auto-grow-width="true" fo:min-height="0cm" fo:min-width="0cm"/>
    </style:style>
    <style:style style:name="gr12" style:family="graphic" style:parent-style-name="standard">
      <style:graphic-properties draw:stroke="dash" draw:stroke-dash="Dashed_20__28_var_29_" draw:textarea-horizontal-align="justify" draw:textarea-vertical-align="middle" draw:auto-grow-height="false"/>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566cm" fo:min-width="0cm"/>
    </style:style>
    <style:style style:name="gr14"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paragraph-properties fo:margin-top="0cm" fo:margin-bottom="0cm" fo:line-height="100%" fo:text-align="start" style:punctuation-wrap="simple"/>
    </style:style>
    <style:style style:name="P9" style:family="paragraph">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0" style:family="paragraph">
      <style:text-properties fo:font-size="26.8999996185303pt"/>
    </style:style>
    <style:style style:name="P11"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3" style:family="paragraph">
      <style:paragraph-properties fo:text-align="start" style:font-independent-line-spacing="true"/>
      <style:text-properties style:font-name="Times New Roman1" fo:font-size="18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8"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9" style:family="text">
      <style:text-properties fo:font-size="26.8999996185303pt"/>
    </style:style>
    <style:style style:name="T10"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3"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3"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4" style:family="text">
      <style:text-properties style:font-name="Times New Roman1"/>
    </style:style>
    <style:style style:name="T15"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style:font-name="Arial1" fo:font-size="20pt" style:font-name-asian="Arial1" style:font-size-asian="20pt" style:font-name-complex="Arial1" style:font-size-complex="20pt"/>
    </style:style>
    <style:style style:name="T18"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This week we are talking about the sinusoidal model.</text:span></text:p>
              <text:p><text:span text:style-name="T5"/></text:p>
              <text:p><text:span text:style-name="T5">In the previous theory lecture we presented the sinusoidal model. Let's continue with tha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Peak detection</text:p>
              </text:list-item>
              <text:list-item>
                <text:p>Time-varying sinewaves in spectrogram</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6">We will review again the sinusoidal model and then</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1.961cm" svg:height="2.461cm" svg:x="6.35cm" svg:y="2.639cm">
          <text:p/>
          <draw:object xlink:href="./Object 2" xlink:type="simple" xlink:show="embed" xlink:actuate="onLoad"/>
          <draw:image xlink:href="./ObjectReplacements/Object 2" xlink:type="simple" xlink:show="embed" xlink:actuate="onLoad"/>
        </draw:frame>
        <draw:frame draw:style-name="gr4" draw:text-style-name="P1" draw:layer="layout" svg:width="24.129cm" svg:height="12.699cm" svg:x="0.672cm" svg:y="5.589cm">
          <draw:image xlink:href="Pictures/10000201000003B6000001F4641CB1A7.png" xlink:type="simple" xlink:show="embed" xlink:actuate="onLoad">
            <text:p/>
          </draw:image>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sine model is is just a sum of time-varying sinusoids.</text:span></text:p>
              <text:p><text:span text:style-name="T6">...</text:span></text:p>
              <text:p><text:span text:style-name="T6"/></text:p>
              <text:p><text:span text:style-name="T6">How do we measure the values of the sinusoids in the spectrum?</text:span></text:p>
            </draw:text-box>
          </draw:frame>
        </presentation:notes>
      </draw:page>
      <draw:page draw:name="page4"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5" draw:text-style-name="P1" draw:layer="layout" svg:width="16.366cm" svg:height="1.701cm" svg:x="1.524cm" svg:y="2.923cm">
          <text:p/>
          <draw:object xlink:href="./Object 3" xlink:type="simple" xlink:show="embed" xlink:actuate="onLoad"/>
          <draw:image xlink:href="./ObjectReplacements/Object 3" xlink:type="simple" xlink:show="embed" xlink:actuate="onLoad"/>
        </draw:frame>
        <draw:frame draw:style-name="gr4" draw:text-style-name="P1" draw:layer="layout" svg:width="24.129cm" svg:height="13.969cm" svg:x="0.792cm" svg:y="4.85cm">
          <draw:image xlink:href="Pictures/10000201000003B60000022633276D43.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7" draw:layer="layout" svg:width="15.775cm" svg:height="13.021cm" svg:x="1.972cm" svg:y="13.503cm" presentation:class="notes" presentation:user-transformed="true">
            <draw:text-box>
              <text:p><text:span text:style-name="T6">If we choose the window size correctly, as we showed, we will have a peak for every sinusoid in the signal. Then to measure the frequency and amplitude of each sinusoid we have to just have to find the tip of the peak and its height.</text:span></text:p>
              <text:p><text:span text:style-name="T6"/></text:p>
              <text:p><text:span text:style-name="T6">...</text:span></text:p>
              <text:p><text:span text:style-name="T6"/></text:p>
              <text:p><text:span text:style-name="T6">To find the phase of the sinusoid in the center of the window, we just get the phase of the point we detected in the magnitude.</text:span></text:p>
              <text:p><text:span text:style-name="T6"/></text:p>
              <text:p><text:span text:style-name="T6">There is a little problem!!!, not enough resolution.</text:span></text:p>
            </draw:text-box>
          </draw:frame>
        </presentation:notes>
      </draw:page>
      <draw:page draw:name="page5"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Peak detection with zero-padding</text:p>
          </draw:text-box>
        </draw:frame>
        <draw:frame draw:style-name="gr4" draw:text-style-name="P1" draw:layer="layout" svg:width="24.129cm" svg:height="13.969cm" svg:x="0.738cm" svg:y="3.773cm">
          <draw:image xlink:href="Pictures/10000201000003B60000022688FFE7EA.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6">One solution for the resolution problem is to do zero-padding. To use an FFT size much larger than the window size.</text:span></text:p>
              <text:p><text:span text:style-name="T6"/></text:p>
              <text:p><text:span text:style-name="T6">...</text:span></text:p>
              <text:p><text:span text:style-name="T6"/></text:p>
              <text:p><text:span text:style-name="T6"/></text:p>
              <text:p><text:span text:style-name="T6">But if we want a good enough resolution we will need to increase the FFT size a lot, and that will be quite computationally expensive.</text:span></text:p>
              <text:p><text:span text:style-name="T6"/></text:p>
              <text:p><text:span text:style-name="T6">any other solution?</text:span></text:p>
            </draw:text-box>
          </draw:frame>
        </presentation:notes>
      </draw:page>
      <draw:page draw:name="page6"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arabola</text:p>
          </draw:text-box>
        </draw:frame>
        <draw:custom-shape draw:name="CuadroTexto 19" draw:style-name="gr6" draw:text-style-name="P9" draw:layer="layout" svg:width="8.946cm" svg:height="3.297cm" svg:x="11.107cm" svg:y="2.461cm">
          <text:p text:style-name="P8"><text:span text:style-name="T7">p</text:span><text:span text:style-name="T8">: center of parabola</text:span></text:p>
          <text:p text:style-name="P8"><text:span text:style-name="T7">a</text:span><text:span text:style-name="T8">: concavity measure</text:span></text:p>
          <text:p text:style-name="P8"><text:span text:style-name="T7">b</text:span><text:span text:style-name="T8">: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4" draw:text-style-name="P1" draw:layer="layout" svg:width="24.129cm" svg:height="12.699cm" svg:x="0.738cm" svg:y="5.808cm">
          <draw:image xlink:href="Pictures/10000201000003B6000001F4A4FF56FA.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10" draw:layer="layout" svg:width="15.775cm" svg:height="12.792cm" svg:x="1.972cm" svg:y="13.503cm" presentation:class="notes">
            <draw:text-box>
              <text:p><text:span text:style-name="T6">Yes, we can do a cheaper interpolation by using, for example, parabolic interpolation.</text:span></text:p>
              <text:p><text:span text:style-name="T6"/></text:p>
              <text:p><text:span text:style-name="T6">The parabola is a function with a shape quite similar to the tip of the lobe of the spectrum of the analysis windows, in dB scale.</text:span></text:p>
              <text:p><text:span text:style-name="T6"/></text:p>
              <text:p><text:span text:style-name="T6">....</text:span></text:p>
              <text:p><text:span text:style-name="T9"/></text:p>
              <text:p><text:span text:style-name="T9"/></text:p>
            </draw:text-box>
          </draw:frame>
        </presentation:notes>
      </draw:page>
      <draw:page draw:name="page7"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interpolation</text:p>
          </draw:text-box>
        </draw:frame>
        <draw:custom-shape draw:name="Text Box 8" draw:style-name="gr7" draw:text-style-name="P12" draw:layer="layout" svg:width="8.498cm" svg:height="1.334cm" svg:x="1.437cm" svg:y="13.57cm">
          <text:p text:style-name="P11"><text:span text:style-name="T8">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 draw:text-style-name="P12" draw:layer="layout" svg:width="4.362cm" svg:height="1.334cm" svg:x="5.254cm" svg:y="15.952cm">
          <text:p text:style-name="P11"><text:span text:style-name="T8">ampl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5.585cm" svg:height="2.051cm" svg:x="10.16cm" svg:y="15.649cm">
          <text:p/>
          <draw:object xlink:href="./Object 9" xlink:type="simple" xlink:show="embed" xlink:actuate="onLoad"/>
          <draw:image xlink:href="./ObjectReplacements/Object 9" xlink:type="simple" xlink:show="embed" xlink:actuate="onLoad"/>
        </draw:frame>
        <draw:frame draw:style-name="gr5" draw:text-style-name="P1" draw:layer="layout" svg:width="6.902cm" svg:height="1.635cm" svg:x="10.06cm" svg:y="13.673cm">
          <text:p/>
          <draw:object xlink:href="./Object 8" xlink:type="simple" xlink:show="embed" xlink:actuate="onLoad"/>
          <draw:image xlink:href="./ObjectReplacements/Object 8" xlink:type="simple" xlink:show="embed" xlink:actuate="onLoad"/>
        </draw:frame>
        <draw:line draw:style-name="gr9" draw:text-style-name="P1" draw:layer="layout" svg:x1="1.078cm" svg:y1="10.26cm" svg:x2="12.508cm" svg:y2="10.26cm">
          <text:p/>
        </draw:line>
        <draw:line draw:style-name="gr9" draw:text-style-name="P1" draw:layer="layout" svg:x1="6.912cm" svg:y1="4.926cm" svg:x2="6.912cm" svg:y2="10.768cm">
          <text:p/>
        </draw:line>
        <draw:line draw:style-name="gr10" draw:text-style-name="P1" draw:layer="layout" svg:x1="3.872cm" svg:y1="10.514cm" svg:x2="3.872cm" svg:y2="7.466cm">
          <text:p/>
        </draw:line>
        <draw:line draw:style-name="gr10" draw:text-style-name="P1" draw:layer="layout" svg:x1="3.872cm" svg:y1="7.466cm" svg:x2="6.912cm" svg:y2="7.466cm">
          <text:p/>
        </draw:line>
        <draw:line draw:style-name="gr10" draw:text-style-name="P1" draw:layer="layout" svg:x1="6.912cm" svg:y1="6.45cm" svg:x2="9.968cm" svg:y2="6.45cm">
          <text:p/>
        </draw:line>
        <draw:line draw:style-name="gr10" draw:text-style-name="P1" draw:layer="layout" svg:x1="9.968cm" svg:y1="6.45cm" svg:x2="9.968cm" svg:y2="10.514cm">
          <text:p/>
        </draw:line>
        <draw:frame draw:style-name="gr11" draw:text-style-name="P6" draw:layer="layout" svg:width="1.065cm" svg:height="0.962cm" svg:x="3.264cm" svg:y="10.722cm">
          <draw:text-box>
            <text:p><text:span text:style-name="T5">-1</text:span></text:p>
          </draw:text-box>
        </draw:frame>
        <draw:frame draw:style-name="gr11" draw:text-style-name="P6" draw:layer="layout" svg:width="0.853cm" svg:height="0.962cm" svg:x="6.465cm" svg:y="10.822cm">
          <draw:text-box>
            <text:p><text:span text:style-name="T5">0</text:span></text:p>
          </draw:text-box>
        </draw:frame>
        <draw:frame draw:style-name="gr11" draw:text-style-name="P6" draw:layer="layout" svg:width="1.226cm" svg:height="0.962cm" svg:x="9.465cm" svg:y="10.722cm">
          <draw:text-box>
            <text:p><text:span text:style-name="T5">+1</text:span></text:p>
          </draw:text-box>
        </draw:frame>
        <draw:custom-shape draw:style-name="gr12"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6" draw:layer="layout" svg:width="0.853cm" svg:height="0.962cm" svg:x="3.502cm" svg:y="6.942cm">
          <draw:text-box>
            <text:p><text:span text:style-name="T5">o</text:span></text:p>
          </draw:text-box>
        </draw:frame>
        <draw:frame draw:style-name="gr13" draw:text-style-name="P6" draw:layer="layout" svg:width="0.853cm" svg:height="0.962cm" svg:x="6.541cm" svg:y="4.442cm">
          <draw:text-box>
            <text:p><text:span text:style-name="T5">o</text:span></text:p>
          </draw:text-box>
        </draw:frame>
        <draw:frame draw:style-name="gr13" draw:text-style-name="P6" draw:layer="layout" svg:width="0.853cm" svg:height="0.962cm" svg:x="9.53cm" svg:y="5.942cm">
          <draw:text-box>
            <text:p><text:span text:style-name="T5">o</text:span></text:p>
          </draw:text-box>
        </draw:frame>
        <draw:frame draw:style-name="gr5" draw:text-style-name="P1"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5" draw:text-style-name="P1"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5" draw:text-style-name="P1"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5" draw:text-style-name="P1"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6">To perform the parabolic interpolation on a spectral peak we can use the three highest values of the magnitude of the peak.</text:span></text:p>
              <text:p><text:span text:style-name="T6"/></text:p>
              <text:p><text:span text:style-name="T6">...</text:span></text:p>
            </draw:text-box>
          </draw:frame>
        </presentation:notes>
      </draw:page>
      <draw:page draw:name="page8" draw:style-name="dp1" draw:master-page-name="UPF-master" presentation:presentation-page-layout-name="AL4T32">
        <office:forms form:automatic-focus="false" form:apply-design-mode="false"/>
        <draw:frame presentation:style-name="pr5" draw:layer="layout" svg:width="22.859cm" svg:height="3.18cm" svg:x="1.27cm" svg:y="0.159cm" presentation:class="title">
          <draw:text-box>
            <text:p>Peak detection with interpolation</text:p>
          </draw:text-box>
        </draw:frame>
        <draw:frame draw:style-name="gr4" draw:text-style-name="P1" draw:layer="layout" svg:width="24.129cm" svg:height="13.969cm" svg:x="0.787cm" svg:y="3.739cm">
          <draw:image xlink:href="Pictures/10000201000003B60000022643A8BB21.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6">Now if we combine a bit of zero-padding and parabolic interpolation we get much better results.</text:span></text:p>
              <text:p><text:span text:style-name="T6"/></text:p>
              <text:p><text:span text:style-name="T6">...</text:span></text:p>
              <text:p><text:span text:style-name="T6"/></text:p>
              <text:p><text:span text:style-name="T6"/></text:p>
              <text:p><text:span text:style-name="T6">So this will give us a quite good measure of the frequency, amplitude, and phase of all the sinusoids present in a spectrum.</text:span></text:p>
            </draw:text-box>
          </draw:frame>
        </presentation:notes>
      </draw:page>
      <draw:page draw:name="page9"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usoidal parameters from peaks</text:p>
          </draw:text-box>
        </draw:frame>
        <draw:frame draw:style-name="gr5" draw:text-style-name="P1"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6">This is what we will get for every spectral peak.</text:span></text:p>
              <text:p><text:span text:style-name="T6"/></text:p>
              <text:p><text:span text:style-name="T6">...</text:span></text:p>
              <text:p><text:span text:style-name="T6"/></text:p>
              <text:p><text:span text:style-name="T6"/></text:p>
              <text:p><text:span text:style-name="T6">But these are the values for a single frame and the sinusoidal model is about time-varying sounds, thus time-varying sinusoids.</text:span></text:p>
            </draw:text-box>
          </draw:frame>
        </presentation:notes>
      </draw:page>
      <draw:page draw:name="page10"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in spectrogram</text:p>
          </draw:text-box>
        </draw:frame>
        <draw:frame draw:name="Rectangle 2" presentation:style-name="pr6" draw:text-style-name="P13" draw:layer="layout" svg:width="22.859cm" svg:height="12.954cm" svg:x="1.524cm" svg:y="3.556cm" presentation:class="outline" presentation:user-transformed="true">
          <draw:text-box>
            <text:list text:style-name="L4">
              <text:list-item>
                <text:p><text:span text:style-name="T10">Sinusoid <text:s text:c="3"/></text:span><text:span text:style-name="T11"><text:s text:c="3"/></text:span><text:span text:style-name="T12">stable</text:span><text:span text:style-name="T11"> </text:span><text:span text:style-name="T13">peak track in spectrogram </text:span></text:p>
              </text:list-item>
              <text:list-item>
                <text:p><text:span text:style-name="T14">Stability identified by</text:span></text:p>
                <text:list>
                  <text:list-item>
                    <text:p><text:span text:style-name="T14">frequency and amplitude in succesive frames</text:span></text:p>
                  </text:list-item>
                  <text:list-item>
                    <text:p><text:span text:style-name="T14">phase derivative in time/freq</text:span></text:p>
                  </text:list-item>
                </text:list>
              </text:list-item>
            </text:list>
          </draw:text-box>
        </draw:frame>
        <draw:line draw:style-name="gr14" draw:text-style-name="P1" draw:layer="layout" svg:x1="6.558cm" svg:y1="4.318cm" svg:x2="7.828cm" svg:y2="4.318cm">
          <text:p/>
        </draw:line>
        <draw:frame draw:style-name="gr5" draw:text-style-name="P1" draw:layer="layout" svg:width="20.684cm" svg:height="4.58cm" svg:x="2.032cm" svg:y="11.43cm">
          <text:p/>
          <draw:object xlink:href="./Object 18" xlink:type="simple" xlink:show="embed" xlink:actuate="onLoad"/>
          <draw:image xlink:href="./ObjectReplacements/Object 18" xlink:type="simple" xlink:show="embed" xlink:actuate="onLoad"/>
        </draw:frame>
        <presentation:notes draw:style-name="dp3">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So we have to deal with spectrograms and find time-varying sinusoids there.</text:span></text:p>
              <text:p><text:span text:style-name="T6"/></text:p>
              <text:p><text:span text:style-name="T6">...</text:span></text:p>
            </draw:text-box>
          </draw:frame>
        </presentation:notes>
      </draw:page>
      <draw:page draw:name="page11"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BC5ABF9A.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2"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BC5ABF9A.png" xlink:type="simple" xlink:show="embed" xlink:actuate="onLoad">
            <text:p/>
          </draw:image>
        </draw:frame>
        <draw:frame draw:style-name="standard" draw:layer="layout" svg:width="0.931cm" svg:height="0.889cm" svg:x="18.119cm" svg:y="0.889cm">
          <draw:plugin xlink:href="../plots-code/bendir.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12"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3"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942EC63E.png" xlink:type="simple" xlink:show="embed" xlink:actuate="onLoad">
            <text:p/>
          </draw:image>
        </draw:frame>
        <presentation:notes draw:style-name="dp3">
          <draw:page-thumbnail draw:style-name="gr2" draw:layer="layout" svg:width="13.943cm" svg:height="10.659cm" svg:x="2.887cm" svg:y="2.16cm" draw:page-number="13" presentation:class="page"/>
          <draw:frame presentation:style-name="pr2" draw:layer="layout" svg:width="15.775cm" svg:height="12.792cm" svg:x="1.972cm" svg:y="13.503cm" presentation:class="notes">
            <draw:text-box>
              <text:p><text:span text:style-name="T6">If we plot the sinusoidal tracks on the phase spectrogram it is quite interesting.</text:span></text:p>
              <text:p><text:span text:style-name="T6"/></text:p>
              <text:p><text:span text:style-name="T6">...</text:span></text:p>
              <text:p/>
              <text:p/>
            </draw:text-box>
          </draw:frame>
        </presentation:notes>
      </draw:page>
      <draw:page draw:name="page14" draw:style-name="dp1" draw:master-page-name="UPF-master" presentation:presentation-page-layout-name="AL2T1">
        <draw:frame presentation:style-name="pr3" draw:layer="layout" svg:width="22.859cm" svg:height="3.18cm" svg:x="1.27cm" svg:y="0.159cm" presentation:class="title">
          <draw:text-box>
            <text:p>References and credits</text:p>
          </draw:text-box>
        </draw:frame>
        <draw:frame presentation:style-name="pr4" draw:text-style-name="P7" draw:layer="layout" svg:width="22.859cm" svg:height="14.478cm" svg:x="1.27cm" svg:y="3.048cm" presentation:class="outline" presentation:user-transformed="true">
          <draw:text-box>
            <text:list text:style-name="L4">
              <text:list-item>
                <text:p><text:span text:style-name="T15">More information in:</text:span></text:p>
                <text:list>
                  <text:list-item>
                    <text:p><text:span text:style-name="T6"><text:a xlink:href="http://en.wikipedia.org/wiki/Sinusoidal_model" xlink:type="simple">http://en.wikipedia.org/wiki/Sinusoidal_model</text:a></text:span></text:p>
                  </text:list-item>
                </text:list>
              </text:list-item>
              <text:list-item>
                <text:p><text:span text:style-name="T16">Reference on sinusoidal modeling by Julius O. Smith:</text:span><text:span text:style-name="T17"> </text:span><text:span text:style-name="T18"><text:a xlink:href="https://ccrma.stanford.edu/~jos/sasp/Spectrum_Analysis_Sinusoids.html" xlink:type="simple">https://ccrma.stanford.edu/~jos/sasp/Spectrum_Analysis_Sinusoids.html</text:a></text:span></text:p>
              </text:list-item>
              <text:list-item>
                <text:p><text:span text:style-name="T19">Sounds from: </text:span><text:span text:style-name="T19"><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4" presentation:class="page"/>
          <draw:frame presentation:style-name="pr2" draw:text-style-name="P7" draw:layer="layout" svg:width="15.775cm" svg:height="12.792cm" svg:x="1.972cm" svg:y="13.503cm" presentation:class="notes">
            <draw:text-box>
              <text:p><text:span text:style-name="T6">Sorry not many references on all these topics.</text:span></text:p>
              <text:p><text:span text:style-name="T6"/></text:p>
              <text:p><text:span text:style-name="T6">...</text:span></text:p>
            </draw:text-box>
          </draw:frame>
        </presentation:notes>
      </draw:page>
      <draw:page draw:name="page15" draw:style-name="dp1" draw:master-page-name="UPF-master" presentation:presentation-page-layout-name="AL1T11">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5" presentation:class="page"/>
          <draw:frame presentation:style-name="pr2" draw:text-style-name="P6" draw:layer="layout" svg:width="15.775cm" svg:height="12.799cm" svg:x="1.972cm" svg:y="13.503cm" presentation:class="notes" presentation:user-transformed="true">
            <draw:text-box>
              <text:p><text:span text:style-name="T5">This is all for this lecture.</text:span></text:p>
              <text:p><text:span text:style-name="T5"/></text:p>
              <text:p><text:span text:style-name="T5">We have presented the sinusoidal model, a sound representation built on top of the Short-time Fourier Transform that reduces the amount of information, geting rid of of non-relevant spectral components.</text:span></text:p>
              <text:p><text:span text:style-name="T5"/></text:p>
              <text:p><text:span text:style-name="T5">However its use to analyze sounds is not as easy as the STFT, we have to understand a bit more about spectra and about windows in order to make good use of it. Hopefully by now you are starting to get a grasp on that. </text:span></text:p>
              <text:p><text:span text:style-name="T5"/></text:p>
              <text:p><text:span text:style-name="T5">Now we have to complete the explanation of the sinusoidal model by descriving the synthesis part. This is what we will do in the next lecture.</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2.73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2.19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1.646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1.092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3.291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2"><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2"><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1-12T18:24:23.193136000</dc:date>
    <dc:creator>xavier serra</dc:creator>
    <meta:generator>LibreOffice/4.2.6.3$MacOSX_x86 LibreOffice_project/3fd416d4c6db7d3204c17ce57a1d70f6e531ee21</meta:generator>
    <meta:editing-duration>P11DT19H25M25S</meta:editing-duration>
    <meta:editing-cycles>107</meta:editing-cycles>
    <dc:title>Sinusoidal Modeling</dc:title>
    <meta:document-statistic meta:object-count="105"/>
  </office:meta>
</office:document-meta>
</file>

<file path=Object 1/content.xml><?xml version="1.0" encoding="utf-8"?>
<math xmlns="http://www.w3.org/1998/Math/MathML" display="block">
  <semantics>
    <mtable>
      <mtr>
        <mtd columnalign="left">
          <mrow>
            <msub>
              <mover accent="true">
                <mi>k</mi>
                <mo stretchy="false">^</mo>
              </mover>
              <mi>p</mi>
            </msub>
            <mo stretchy="false">=</mo>
            <mrow>
              <msub>
                <mi>k</mi>
                <mi>p</mi>
              </msub>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k_p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3/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8/content.xml><?xml version="1.0" encoding="utf-8"?>
<math xmlns="http://www.w3.org/1998/Math/MathML" display="block">
  <semantics>
    <mrow>
      <msub>
        <mover accent="true">
          <mi>k</mi>
          <mo stretchy="false">^</mo>
        </mover>
        <mi>p</mi>
      </msub>
      <mo stretchy="false">=</mo>
      <mrow>
        <mover accent="true">
          <mi>k</mi>
          <mo stretchy="false">^</mo>
        </mover>
        <mo stretchy="false">+</mo>
        <mfrac>
          <mrow>
            <mi mathvariant="normal">α</mi>
            <mo stretchy="false">−</mo>
            <mi mathvariant="normal">γ</mi>
          </mrow>
          <mrow>
            <mn>2</mn>
            <mrow>
              <mo fence="true" stretchy="false">(</mo>
              <mrow>
                <mrow>
                  <mrow>
                    <mi mathvariant="normal">α</mi>
                    <mo stretchy="false">−</mo>
                    <mn>2</mn>
                  </mrow>
                  <mrow>
                    <mi mathvariant="normal">β</mi>
                    <mo stretchy="false">+</mo>
                    <mi mathvariant="normal">γ</mi>
                  </mrow>
                </mrow>
              </mrow>
              <mo fence="true" stretchy="false">)</mo>
            </mrow>
          </mrow>
        </mfrac>
      </mrow>
    </mrow>
    <annotation encoding="StarMath 5.0">{hat k}_p = {hat k} + {{%alpha - %gamma} over {2 (%alpha - 2%beta + %gamma)}}</annotation>
  </semantics>
</math>
</file>

<file path=Object 9/content.xml><?xml version="1.0" encoding="utf-8"?>
<math xmlns="http://www.w3.org/1998/Math/MathML">
  <semantics>
    <mrow>
      <mrow>
        <mover accent="true">
          <mrow>
            <mi>a</mi>
          </mrow>
          <mo stretchy="false">̂</mo>
        </mover>
        <mo stretchy="false">=</mo>
        <mrow>
          <mo stretchy="false">β</mo>
          <mo stretchy="false">−</mo>
          <mfrac>
            <msub>
              <mrow>
                <mover accent="true">
                  <mi>k</mi>
                  <mo stretchy="false">̂</mo>
                </mover>
              </mrow>
              <mi>p</mi>
            </msub>
            <mn>4</mn>
          </mfrac>
        </mrow>
      </mrow>
      <mrow>
        <mo stretchy="false">(</mo>
        <mrow>
          <mrow>
            <mo stretchy="false">α</mo>
            <mo stretchy="false">−</mo>
            <mo stretchy="false">γ</mo>
          </mrow>
        </mrow>
        <mo stretchy="false">)</mo>
      </mrow>
    </mrow>
    <annotation encoding="StarMath 5.0">hat{a} = %beta - {hat k}_p over 4 (%alpha - %gamma)</annotation>
  </semantics>
</math>
</file>